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1.xml" manifest:media-type="text/xml"/>
  <manifest:file-entry manifest:full-path="Basic/VBAProject/Sheet3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34.79pt"/>
    </style:style>
    <style:style style:name="co14" style:family="table-column">
      <style:table-column-properties fo:break-before="auto" style:column-width="114.75pt"/>
    </style:style>
    <style:style style:name="co15" style:family="table-column">
      <style:table-column-properties fo:break-before="auto" style:column-width="226.29pt"/>
    </style:style>
    <style:style style:name="co16" style:family="table-column">
      <style:table-column-properties fo:break-before="auto" style:column-width="28.15pt"/>
    </style:style>
    <style:style style:name="co17" style:family="table-column">
      <style:table-column-properties fo:break-before="auto" style:column-width="117.16pt"/>
    </style:style>
    <style:style style:name="co18" style:family="table-column">
      <style:table-column-properties fo:break-before="auto" style:column-width="296.11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16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28.35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54pt" fo:break-before="auto" style:use-optimal-row-height="false"/>
    </style:style>
    <style:style style:name="ro13" style:family="table-row">
      <style:table-row-properties style:row-height="220.51pt" fo:break-before="auto" style:use-optimal-row-height="false"/>
    </style:style>
    <style:style style:name="ro14" style:family="table-row">
      <style:table-row-properties style:row-height="98.25pt" fo:break-before="auto" style:use-optimal-row-height="false"/>
    </style:style>
    <style:style style:name="ro15" style:family="table-row">
      <style:table-row-properties style:row-height="114.01pt" fo:break-before="auto" style:use-optimal-row-height="false"/>
    </style:style>
    <style:style style:name="ro16" style:family="table-row">
      <style:table-row-properties style:row-height="123.76pt" fo:break-before="auto" style:use-optimal-row-height="false"/>
    </style:style>
    <style:style style:name="ro17" style:family="table-row">
      <style:table-row-properties style:row-height="150.01pt" fo:break-before="auto" style:use-optimal-row-height="false"/>
    </style:style>
    <style:style style:name="ro18" style:family="table-row">
      <style:table-row-properties style:row-height="55.5pt" fo:break-before="auto" style:use-optimal-row-height="false"/>
    </style:style>
    <style:style style:name="ro19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7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548235" style:rotation-align="none"/>
    </style:style>
    <style:style style:name="ce29" style:family="table-cell" style:parent-style-name="Default">
      <style:table-cell-properties fo:background-color="transparent" style:rotation-align="none"/>
    </style:style>
    <style:style style:name="ce30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ackground-color="#bf9000" style:rotation-align="none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04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0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0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17" style:family="table-cell" style:parent-style-name="Default">
      <style:table-cell-properties fo:background-color="#f58220"/>
    </style:style>
    <style:style style:name="ce11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7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72bf44"/>
    </style:style>
    <style:style style:name="ce92" style:family="table-cell" style:parent-style-name="Default">
      <style:table-cell-properties fo:background-color="#fff200"/>
    </style:style>
    <style:style style:name="ce95" style:family="table-cell" style:parent-style-name="Default">
      <style:table-cell-properties fo:background-color="#72bf44"/>
      <style:text-properties fo:color="#000000"/>
    </style:style>
    <style:style style:name="ce132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faa61a"/>
    </style:style>
    <style:style style:name="ce118" style:family="table-cell" style:parent-style-name="Default">
      <style:table-cell-properties fo:background-color="#72bf44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fo:background-color="#72bf44" style:diagonal-bl-tr="none" style:diagonal-tl-br="none" fo:border-left="none" fo:border-right="none" style:rotation-align="none" fo:border-top="none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24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128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131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38" style:family="table-cell" style:parent-style-name="Default">
      <style:table-cell-properties fo:wrap-option="wrap"/>
    </style:style>
    <style:style style:name="ce141" style:family="table-cell" style:parent-style-name="Default">
      <style:table-cell-properties fo:background-color="#fff200" fo:wrap-option="wrap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43" style:family="table-cell" style:parent-style-name="Default">
      <style:table-cell-properties fo:wrap-option="wrap" style:vertical-align="middle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style-complex="normal" style:font-relief="none" style:font-weight-complex="normal" style:font-size-complex="11pt" style:font-name-complex="Calibri" style:language-complex="hi" style:country-complex="IN" fo:language="en" fo:country="SG" fo:text-shadow="none" fo:font-style="normal" style:text-underline-style="none" style:text-underline-color="font-color" fo:font-size="11pt" fo:color="#000000" style:font-size-asian="11pt" style:font-name="Calibri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13" style:family="text">
      <style:text-properties style:language-complex="hi" style:country-complex="IN" style:text-overline-style="none" style:text-overline-color="font-color" fo:color="#000000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Noto Sans CJK SC" style:font-relief="none" style:language-asian="zh" style:country-asian="CN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14" style:family="text">
      <style:text-properties style:text-underline-style="none" style:text-underline-color="font-color" fo:color="#000000" style:font-size-complex="11pt" style:font-weight-complex="normal" style:font-size-asian="11pt" style:text-overline-style="none" style:text-overline-color="font-color" style:font-name-complex="Calibri" style:font-relief="none" style:text-emphasize="none" style:font-style-asian="normal" style:font-weight-asian="normal" fo:font-weight="normal" style:font-style-complex="normal" style:language-asian="zh" style:country-asian="CN" fo:font-size="11pt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font-name="Calibri"/>
    </style:style>
    <style:style style:name="T15" style:family="text">
      <style:text-properties fo:font-size="11pt" style:font-weight-complex="normal" style:font-name-complex="Calibri" style:font-relief="none" fo:color="#000000" style:text-emphasize="none" style:font-style-complex="normal" style:font-style-asian="normal" style:font-weight-asian="normal" style:font-size-complex="11pt" style:font-size-asian="11pt" style:language-complex="hi" style:country-complex="IN" style:text-overline-style="none" style:text-overline-color="font-color" style:language-asian="zh" style:country-asian="C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fo:font-weight="normal" style:font-name="Calibri"/>
    </style:style>
    <style:style style:name="T16" style:family="text">
      <style:text-properties fo:font-weight="normal" style:font-style-complex="normal" style:font-size-asian="11pt" style:text-overline-style="none" style:text-overline-color="font-color" style:font-name-complex="Calibri" style:font-relief="none" fo:color="#000000" style:text-emphasize="none" style:font-style-asian="normal" style:font-weight-asian="normal" style:font-size-complex="11pt" fo:font-size="11pt" style:font-weight-complex="normal" style:language-asian="zh" style:country-asian="CN" style:language-complex="hi" style:country-complex="IN" style:font-name-asian="Noto Sans CJK SC" fo:language="en" fo:country="SG" style:text-line-through-mode="continuous" fo:text-shadow="none" style:text-outline="false" fo:font-style="normal" style:text-line-through-type="none" style:text-underline-style="none" style:text-underline-color="font-color"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17" office:value-type="string" calcext:value-type="string">
            <text:p>Tasks</text:p>
          </table:table-cell>
          <table:table-cell table:style-name="ce26" office:value-type="date" office:date-value="2019-07-15" calcext:value-type="date">
            <text:p>Jul 15</text:p>
          </table:table-cell>
          <table:table-cell table:style-name="ce26" table:formula="of:=[.B1]+7" office:value-type="date" office:date-value="2019-07-22" calcext:value-type="date">
            <text:p>Jul 22</text:p>
          </table:table-cell>
          <table:table-cell table:style-name="ce26" table:formula="of:=[.C1]+7" office:value-type="date" office:date-value="2019-07-29" calcext:value-type="date">
            <text:p>Jul 29</text:p>
          </table:table-cell>
          <table:table-cell table:style-name="ce26" table:formula="of:=[.D1]+7" office:value-type="date" office:date-value="2019-08-05" calcext:value-type="date">
            <text:p>Aug 05</text:p>
          </table:table-cell>
          <table:table-cell table:style-name="ce26" table:formula="of:=[.E1]+7" office:value-type="date" office:date-value="2019-08-12" calcext:value-type="date">
            <text:p>Aug 12</text:p>
          </table:table-cell>
          <table:table-cell table:style-name="ce26" table:formula="of:=[.F1]+7" office:value-type="date" office:date-value="2019-08-19" calcext:value-type="date">
            <text:p>Aug 19</text:p>
          </table:table-cell>
          <table:table-cell table:style-name="ce26" table:formula="of:=[.G1]+7" office:value-type="date" office:date-value="2019-08-26" calcext:value-type="date">
            <text:p>Aug 26</text:p>
          </table:table-cell>
          <table:table-cell table:style-name="ce26" table:formula="of:=[.H1]+7" office:value-type="date" office:date-value="2019-09-02" calcext:value-type="date">
            <text:p>Sep 02</text:p>
          </table:table-cell>
          <table:table-cell table:style-name="ce26" table:formula="of:=[.I1]+7" office:value-type="date" office:date-value="2019-09-09" calcext:value-type="date">
            <text:p>Sep 09</text:p>
          </table:table-cell>
          <table:table-cell table:style-name="ce26" table:formula="of:=[.J1]+7" office:value-type="date" office:date-value="2019-09-16" calcext:value-type="date">
            <text:p>Sep 16</text:p>
          </table:table-cell>
          <table:table-cell table:style-name="ce26" table:formula="of:=[.K1]+7" office:value-type="date" office:date-value="2019-09-23" calcext:value-type="date">
            <text:p>Sep 23</text:p>
          </table:table-cell>
          <table:table-cell table:style-name="ce26" table:formula="of:=[.L1]+7" office:value-type="date" office:date-value="2019-09-30" calcext:value-type="date">
            <text:p>Sep 30</text:p>
          </table:table-cell>
          <table:table-cell table:style-name="ce26" table:formula="of:=[.M1]+7" office:value-type="date" office:date-value="2019-10-07" calcext:value-type="date">
            <text:p>Oct 07</text:p>
          </table:table-cell>
          <table:table-cell table:style-name="ce30" table:formula="of:=[.N1]+7" office:value-type="date" office:date-value="2019-10-14" calcext:value-type="date">
            <text:p>Oct 14</text:p>
          </table:table-cell>
          <table:table-cell table:style-name="ce26" table:formula="of:=[.O1]+7" office:value-type="date" office:date-value="2019-10-21" calcext:value-type="date">
            <text:p>Oct 21</text:p>
          </table:table-cell>
          <table:table-cell table:style-name="ce26" table:formula="of:=[.P1]+7" office:value-type="date" office:date-value="2019-10-28" calcext:value-type="date">
            <text:p>Oct 28</text:p>
          </table:table-cell>
          <table:table-cell table:style-name="ce26" table:formula="of:=[.Q1]+7" office:value-type="date" office:date-value="2019-11-04" calcext:value-type="date">
            <text:p>Nov 04</text:p>
          </table:table-cell>
          <table:table-cell table:style-name="ce26" table:formula="of:=[.R1]+7" office:value-type="date" office:date-value="2019-11-11" calcext:value-type="date">
            <text:p>Nov 11</text:p>
          </table:table-cell>
          <table:table-cell table:style-name="ce26" table:formula="of:=[.S1]+7" office:value-type="date" office:date-value="2019-11-18" calcext:value-type="date">
            <text:p>Nov 18</text:p>
          </table:table-cell>
          <table:table-cell table:style-name="ce26" table:formula="of:=[.T1]+7" office:value-type="date" office:date-value="2019-11-25" calcext:value-type="date">
            <text:p>Nov 25</text:p>
          </table:table-cell>
          <table:table-cell table:style-name="ce26" table:formula="of:=[.U1]+7" office:value-type="date" office:date-value="2019-12-02" calcext:value-type="date">
            <text:p>Dec 02</text:p>
          </table:table-cell>
          <table:table-cell table:style-name="ce26" table:formula="of:=[.V1]+7" office:value-type="date" office:date-value="2019-12-09" calcext:value-type="date">
            <text:p>Dec 09</text:p>
          </table:table-cell>
          <table:table-cell table:style-name="ce26" table:formula="of:=[.W1]+7" office:value-type="date" office:date-value="2019-12-16" calcext:value-type="date">
            <text:p>Dec 16</text:p>
          </table:table-cell>
          <table:table-cell table:style-name="ce26" table:formula="of:=[.X1]+7" office:value-type="date" office:date-value="2019-12-23" calcext:value-type="date">
            <text:p>Dec 23</text:p>
          </table:table-cell>
          <table:table-cell table:style-name="ce26" table:formula="of:=[.Y1]+7" office:value-type="date" office:date-value="2019-12-30" calcext:value-type="date">
            <text:p>Dec 30</text:p>
          </table:table-cell>
          <table:table-cell table:style-name="ce26" table:formula="of:=[.Z1]+7" office:value-type="date" office:date-value="2020-01-06" calcext:value-type="date">
            <text:p>Jan 06</text:p>
          </table:table-cell>
          <table:table-cell table:style-name="ce26" table:formula="of:=[.AA1]+7" office:value-type="date" office:date-value="2020-01-13" calcext:value-type="date">
            <text:p>Jan 13</text:p>
          </table:table-cell>
          <table:table-cell table:style-name="ce26" table:formula="of:=[.AB1]+7" office:value-type="date" office:date-value="2020-01-20" calcext:value-type="date">
            <text:p>Jan 20</text:p>
          </table:table-cell>
          <table:table-cell table:style-name="ce26" table:formula="of:=[.AC1]+7" office:value-type="date" office:date-value="2020-01-27" calcext:value-type="date">
            <text:p>Jan 27</text:p>
          </table:table-cell>
          <table:table-cell table:style-name="ce26"/>
          <table:table-cell table:style-name="ce17" table:number-columns-repeated="993"/>
        </table:table-row>
        <table:table-row table:style-name="ro1">
          <table:table-cell table:style-name="ce18" office:value-type="string" calcext:value-type="string">
            <text:p>Pre-internship setup</text:p>
          </table:table-cell>
          <table:table-cell table:style-name="ce27" table:number-columns-repeated="30"/>
          <table:table-cell table:style-name="ce18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28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 Install ROS2.0 on Windows or Ubuntu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Import LD robot 3D model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Jog LD robot (teleop)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/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Visited ARTC to find out more about membership and training</text:p>
          </table:table-cell>
          <table:table-cell/>
          <table:table-cell table:style-name="ce28"/>
          <table:table-cell table:number-columns-repeated="1021"/>
        </table:table-row>
        <table:table-row table:style-name="ro2">
          <table:table-cell table:style-name="ce21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Start of internship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28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20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29"/>
          <table:table-cell table:number-columns-repeated="8"/>
          <table:table-cell table:style-name="ce28"/>
          <table:table-cell table:number-columns-repeated="1012"/>
        </table:table-row>
        <table:table-row table:style-name="ro1">
          <table:table-cell table:style-name="ce20"/>
          <table:table-cell/>
          <table:table-cell table:style-name="ce29"/>
          <table:table-cell table:number-columns-repeated="8"/>
          <table:table-cell table:style-name="ce29"/>
          <table:table-cell table:number-columns-repeated="1012"/>
        </table:table-row>
        <table:table-row table:style-name="ro1">
          <table:table-cell table:style-name="ce22" office:value-type="string" calcext:value-type="string">
            <text:p>ROS for LD robots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29" table:number-columns-repeated="2"/>
          <table:table-cell table:style-name="ce28" table:number-columns-repeated="3"/>
          <table:table-cell table:style-name="ce29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29" table:number-columns-repeated="4"/>
          <table:table-cell/>
          <table:table-cell table:style-name="ce2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29" table:number-columns-repeated="2"/>
          <table:table-cell table:number-columns-repeated="2"/>
          <table:table-cell table:style-name="ce28"/>
          <table:table-cell table:number-columns-repeated="1005"/>
        </table:table-row>
        <table:table-row table:style-name="ro1">
          <table:table-cell table:number-columns-repeated="14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29" table:number-columns-repeated="2"/>
          <table:table-cell table:style-name="ce28" table:number-columns-repeated="2"/>
          <table:table-cell table:number-columns-repeated="1003"/>
        </table:table-row>
        <table:table-row table:style-name="ro1">
          <table:table-cell table:style-name="ce24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28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28"/>
          <table:table-cell table:style-name="ce29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2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28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29"/>
          <table:table-cell table:style-name="ce2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22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28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29"/>
          <table:table-cell table:style-name="ce28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29"/>
          <table:table-cell table:style-name="ce28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28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2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number-columns-repeated="2" table:default-cell-style-name="Default"/>
        <table:table-column table:style-name="co7" table:default-cell-style-name="ce98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46"/>
        <table:table-column table:style-name="co7" table:default-cell-style-name="ce111"/>
        <table:table-column table:style-name="co7" table:number-columns-repeated="3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98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81" table:number-columns-repeated="3"/>
          <table:table-cell table:style-name="ce41" office:value-type="string" calcext:value-type="string" table:number-columns-spanned="3" table:number-rows-spanned="1">
            <text:p>October</text:p>
          </table:table-cell>
          <table:covered-table-cell table:style-name="ce44"/>
          <table:covered-table-cell table:style-name="ce41"/>
          <table:table-cell table:style-name="ce50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44"/>
          <table:covered-table-cell table:style-name="ce41"/>
          <table:table-cell table:style-name="ce50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44"/>
          <table:covered-table-cell table:style-name="ce41"/>
          <table:table-cell table:style-name="ce50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44"/>
          <table:covered-table-cell table:style-name="ce41"/>
          <table:table-cell table:style-name="ce44" office:value-type="string" calcext:value-type="string" table:number-columns-spanned="5" table:number-rows-spanned="1">
            <text:p>February</text:p>
          </table:table-cell>
          <table:covered-table-cell table:number-columns-repeated="4" table:style-name="ce44"/>
          <table:table-cell table:style-name="ce164" table:number-columns-repeated="947"/>
        </table:table-row>
        <table:table-row table:style-name="ro1">
          <table:table-cell table:style-name="ce83" table:number-columns-repeated="3"/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6" office:value-type="float" office:value="31" calcext:value-type="float">
            <text:p>31</text:p>
          </table:table-cell>
          <table:table-cell table:style-name="ce102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93" office:value-type="float" office:value="23" calcext:value-type="float">
            <text:p>23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93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0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10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163" office:value-type="float" office:value="7" calcext:value-type="float">
            <text:p>7</text:p>
          </table:table-cell>
          <table:table-cell table:style-name="ce93" table:number-columns-repeated="947"/>
        </table:table-row>
        <table:table-row table:style-name="ro3">
          <table:table-cell table:style-name="ce83"/>
          <table:table-cell table:style-name="ce85" office:value-type="string" calcext:value-type="string">
            <text:p>Task</text:p>
          </table:table-cell>
          <table:table-cell table:style-name="ce83" office:value-type="string" calcext:value-type="string">
            <text:p>Output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10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37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40" office:value-type="string" calcext:value-type="string">
            <text:p>F</text:p>
          </table:table-cell>
          <table:table-cell table:style-name="ce110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63" office:value-type="string" calcext:value-type="string">
            <text:p>F</text:p>
          </table:table-cell>
          <table:table-cell table:style-name="ce93" table:number-columns-repeated="947"/>
        </table:table-row>
        <table:table-row table:style-name="ro1">
          <table:table-cell/>
          <table:table-cell table:style-name="ce8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Draft out ROS diagram with nodes, topics for ARCL 'status' command</text:p>
          </table:table-cell>
          <table:table-cell table:style-name="ce89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94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Create package with publishers for ARCL 'status' command</text:p>
          </table:table-cell>
          <table:table-cell table:style-name="ce89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94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Split ARCL commands into topics, services or actions</text:p>
          </table:table-cell>
          <table:table-cell table:style-name="ce90"/>
          <table:table-cell table:number-columns-repeated="2"/>
          <table:table-cell table:style-name="ce99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00"/>
          <table:table-cell table:style-name="ce104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00"/>
          <table:table-cell table:style-name="ce105"/>
          <table:table-cell table:style-name="ce94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94"/>
          <table:table-cell table:style-name="ce29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94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94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99"/>
          <table:table-cell table:style-name="ce106"/>
          <table:table-cell/>
          <table:table-cell table:style-name="ce98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06"/>
          <table:table-cell table:style-name="ce94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94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94"/>
          <table:table-cell table:style-name="ce10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Functional tests of ROS packages on actual robot</text:p>
          </table:table-cell>
          <table:table-cell table:style-name="ce89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94" table:number-columns-repeated="3"/>
          <table:table-cell table:number-columns-repeated="4"/>
          <table:table-cell table:style-name="ce29" table:number-columns-repeated="2"/>
          <table:table-cell table:style-name="ce10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94" table:number-columns-repeated="2"/>
          <table:table-cell table:style-name="ce10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89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94" table:number-columns-repeated="4"/>
          <table:table-cell table:style-name="ce10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91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0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91"/>
          <table:table-cell table:number-columns-repeated="23"/>
          <table:table-cell table:style-name="ce108"/>
          <table:table-cell table:style-name="ce117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22"/>
          <table:table-cell table:style-name="ce79" office:value-type="string" calcext:value-type="string">
            <text:p>ARCL command [ARCL Reference Guide, 18448-000 Rev A, Updated: 1/19/2017]</text:p>
          </table:table-cell>
          <table:table-cell table:style-name="ce22" table:content-validation-name="val1" office:value-type="string" calcext:value-type="string">
            <text:p>Robot or EM</text:p>
          </table:table-cell>
          <table:table-cell table:style-name="ce120" office:value-type="string" calcext:value-type="string">
            <text:p>Grouping</text:p>
          </table:table-cell>
          <table:table-cell table:style-name="ce22" office:value-type="string" calcext:value-type="string">
            <text:p>Notes</text:p>
          </table:table-cell>
          <table:table-cell table:style-name="ce124" office:value-type="string" calcext:value-type="string">
            <text:p>TOPIC</text:p>
          </table:table-cell>
          <table:table-cell table:style-name="ce128" office:value-type="string" calcext:value-type="string">
            <text:p>SERVICE</text:p>
          </table:table-cell>
          <table:table-cell table:style-name="ce131" office:value-type="string" calcext:value-type="string">
            <text:p>ACTION</text:p>
          </table:table-cell>
          <table:table-cell table:style-name="ce22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52"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29"/>
          <table:table-cell table:style-name="ce65"/>
          <table:table-cell table:number-columns-repeated="1016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52"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5" calcext:value-type="float">
            <text:p>25</text:p>
          </table:table-cell>
          <table:table-cell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/home/tthmatt/ld_ROS/src/om_aiv_util/scripts/ld_topic_publisher.py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2"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30" calcext:value-type="float">
            <text:p>30</text:p>
          </table:table-cell>
          <table:table-cell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1" calcext:value-type="float">
            <text:p>31</text:p>
          </table:table-cell>
          <table:table-cell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32" calcext:value-type="float">
            <text:p>32</text:p>
          </table:table-cell>
          <table:table-cell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34" calcext:value-type="float">
            <text:p>34</text:p>
          </table:table-cell>
          <table:table-cell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39" calcext:value-type="float">
            <text:p>39</text:p>
          </table:table-cell>
          <table:table-cell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2"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2" calcext:value-type="float">
            <text:p>42</text:p>
          </table:table-cell>
          <table:table-cell table:style-name="ce52"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29"/>
          <table:table-cell/>
          <table:table-cell table:style-name="ce65"/>
          <table:table-cell table:number-columns-repeated="1016"/>
        </table:table-row>
        <table:table-row table:style-name="ro10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6" calcext:value-type="float">
            <text:p>56</text:p>
          </table:table-cell>
          <table:table-cell table:style-name="ce52"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table:style-name="ce52"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9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18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18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52"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94" calcext:value-type="float">
            <text:p>94</text:p>
          </table:table-cell>
          <table:table-cell table:style-name="ce52"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29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9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test" table:style-name="ta4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51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151" office:value-type="string" calcext:value-type="string">
            <text:p>Test data</text:p>
          </table:table-cell>
          <table:table-cell table:style-name="ce151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</table:table-row>
        <table:table-row table:style-name="ro11" table:visibility="collapse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/>
        </table:table-row>
        <table:table-row table:style-name="ro12" table:visibility="collapse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table:number-columns-repeated="3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</table:table-row>
        <table:table-row table:style-name="ro13">
          <table:table-cell table:style-name="ce138" office:value-type="string" calcext:value-type="string">
            <text:p>Test topic applicationFaultQuery</text:p>
            <text:p>On actual robot.</text:p>
          </table:table-cell>
          <table:table-cell table:style-name="ce142" office:value-type="string" calcext:value-type="string" table:number-columns-spanned="1" table:number-rows-spanned="11">
            <text:p>robot ip have to be </text:p>
            <text:p>Set when launching launch </text:p>
            <text:p>File as command line arg</text:p>
          </table:table-cell>
          <table:table-cell table:style-name="ce143" office:value-type="string" calcext:value-type="string" table:number-columns-spanned="1" table:number-rows-spanned="11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  <text:p>5. Ctrl C in third terminal to stop suscribing to topic. repeat step 4 and suscribe to required topic. A list of topics can be viewed using rostopic list.</text:p>
          </table:table-cell>
          <table:table-cell/>
          <table:table-cell table:style-name="ce138"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table:style-name="ce138" office:value-type="string" calcext:value-type="string">
            <text:p>In third terminal window data recieved is : data: "ApplicationFaultQuery: No Faults"</text:p>
          </table:table-cell>
        </table:table-row>
        <table:table-row table:style-name="ro14">
          <table:table-cell table:style-name="ce138" office:value-type="string" calcext:value-type="string">
            <text:p><text:span text:style-name="T11">Test topic faultsGet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In third terminal windows, you should see data: "FaultsGet: &lt;fault status&gt;"</text:p>
            <text:p>where the &lt;fault status&gt; is the fault.</text:p>
          </table:table-cell>
          <table:table-cell office:value-type="string" calcext:value-type="string">
            <text:p>data: "FaultsGet: No faults"</text:p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getDateTime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1">In third terminal windows, you should see data: data: "&lt;date and time&gt;</text:span></text:p>
            <text:p><text:span text:style-name="T11">where the &lt;date and time&gt; is the date and time</text:span></text:p>
          </table:table-cell>
          <table:table-cell office:value-type="string" calcext:value-type="string">
            <text:p>data: "DateTime: 12/03/2019 05:03:04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odometer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4">In third terminal windows, you should see data: "&lt;odometer&gt;</text:span></text:p>
            <text:p><text:span text:style-name="T15">where &lt;odometer&gt; odometer values</text:span></text:p>
          </table:table-cell>
          <table:table-cell office:value-type="string" calcext:value-type="string">
            <text:p>data: "Odometer: 280 mm 369 deg 68978 sec"</text:p>
            <text:p/>
          </table:table-cell>
        </table:table-row>
        <table:table-row table:style-name="ro16">
          <table:table-cell table:style-name="ce138" office:value-type="string" calcext:value-type="string">
            <text:p><text:span text:style-name="T11">Test topic oneLineStatus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oneLineStatus&gt;</text:span></text:p>
            <text:p><text:span text:style-name="T13">where &lt;oneLineStatus&gt; is the status of the robot on one line of text</text:span></text:p>
          </table:table-cell>
          <table:table-cell table:style-name="ce138" office:value-type="string" calcext:value-type="string">
            <text:p>data: "Status: DockingState: Docked ForcedState: Unforced ChargeState: Float StateOfCharge:\</text:p>
            <text:p>  \ 98.5 Location: 640 27815 180 Temperature: 36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queryDockStatus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dockStatus&gt;</text:span></text:p>
            <text:p><text:span text:style-name="T13">where &lt;dockStatus&gt; is the docking/charging status</text:span></text:p>
          </table:table-cell>
          <table:table-cell table:style-name="ce138" office:value-type="string" calcext:value-type="string">
            <text:p>data: "DockingState: Docked ForcedState: Unforced ChargeState: Float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topic queryMotors</text:span></text:p>
            <text:p><text:span text:style-name="T11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MotorStatus&gt;</text:span></text:p>
            <text:p><text:span text:style-name="T16">where &lt;MotorStatus&gt; is state of the motors</text:span></text:p>
          </table:table-cell>
          <table:table-cell table:style-name="ce138" office:value-type="string" calcext:value-type="string">
            <text:p>data: "EStop relieved but motors still disabled"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2">Test topic queueShowRobotLocal</text:span></text:p>
            <text:p><text:span text:style-name="T12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status&gt;</text:span></text:p>
            <text:p><text:span text:style-name="T15">where &lt;status&gt; is status of the robot</text:span></text:p>
          </table:table-cell>
          <table:table-cell table:style-name="ce138" office:value-type="string" calcext:value-type="string">
            <text:p>data: "QueueRobot: \"Robot122\" UnAvailable Interrupted \"\""</text:p>
          </table:table-cell>
        </table:table-row>
        <table:table-row table:style-name="ro15">
          <table:table-cell table:style-name="ce138" office:value-type="string" calcext:value-type="string">
            <text:p><text:span text:style-name="T12">Test topic waitTaskState</text:span></text:p>
            <text:p><text:span text:style-name="T12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waitTaskState&gt;</text:span></text:p>
            <text:p><text:span text:style-name="T13">where &lt;waitTaskState&gt; is the status of the wait task</text:span></text:p>
          </table:table-cell>
          <table:table-cell table:style-name="ce138" office:value-type="string" calcext:value-type="string">
            <text:p>data: "WaitState: Not waiting"</text:p>
          </table:table-cell>
        </table:table-row>
        <table:table-row table:style-name="ro15">
          <table:table-cell table:style-name="ce138" office:value-type="string" calcext:value-type="string">
            <text:p><text:span text:style-name="T13">Test 20 getInfo topics</text:span></text:p>
            <text:p><text:span text:style-name="T12">On actual robot.</text:span>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info&gt;</text:span></text:p>
            <text:p><text:span text:style-name="T16">where &lt;info&gt; is the string associated with the information name</text:span></text:p>
          </table:table-cell>
          <table:table-cell table:style-name="ce138" office:value-type="string" calcext:value-type="string">
            <text:p>for example rostopic echo /ldarcl_getInfo_Idle:</text:p>
            <text:p/>
            <text:p>data: 67572</text:p>
            <text:p/>
          </table:table-cell>
        </table:table-row>
        <table:table-row table:style-name="ro15">
          <table:table-cell table:style-name="ce138" office:value-type="string" calcext:value-type="string">
            <text:p>Test 6 status topics On actual robot.</text:p>
          </table:table-cell>
          <table:covered-table-cell table:number-columns-repeated="2" table:style-name="ce138"/>
          <table:table-cell/>
          <table:table-cell table:style-name="ce138" office:value-type="string" calcext:value-type="string">
            <text:p><text:span text:style-name="T16">In third terminal windows, you should see data: "&lt;status&gt;</text:span></text:p>
            <text:p><text:span text:style-name="T16">where &lt;status&gt; is the operational state of the robot</text:span></text:p>
          </table:table-cell>
          <table:table-cell table:style-name="ce138" office:value-type="string" calcext:value-type="string">
            <text:p>for example rostopic echo /ldarcl_status_temperature: </text:p>
            <text:p/>
            <text:p>data: 36.0</text:p>
            <text:p/>
          </table:table-cell>
        </table:table-row>
        <table:table-row table:style-name="ro15">
          <table:table-cell table:style-name="ce138" table:number-columns-repeated="3"/>
          <table:table-cell/>
          <table:table-cell table:style-name="ce138" table:number-columns-repeated="2"/>
        </table:table-row>
        <table:table-row table:style-name="ro17">
          <table:table-cell table:style-name="ce138" office:value-type="string" calcext:value-type="string">
            <text:p><text:span text:style-name="T11">Test analogInputList </text:span>service on actual robot.</text:p>
          </table:table-cell>
          <table:table-cell table:style-name="ce138" office:value-type="string" calcext:value-type="string">
            <text:p><text:span text:style-name="T11">robot ip have to be </text:span></text:p>
            <text:p><text:span text:style-name="T11">Set when launching launch </text:span></text:p>
            <text:p><text:span text:style-name="T11">File as command line arg</text:span></text:p>
          </table:table-cell>
          <table:table-cell table:style-name="ce138" office:value-type="string" calcext:value-type="string">
            <text:p><text:span text:style-name="T11">1. Open 3 terminal windows</text:span></text:p>
            <text:p><text:span text:style-name="T11">2. In one terminal run command: “roscore”</text:span></text:p>
            <text:p><text:span text:style-name="T11">3. In second terminal window, run command: roslaunch om_aiv_util test_roslaunch.launch  ip:=168.3.201.122 (ip address is unique to each robot)</text:span></text:p>
            <text:p><text:span text:style-name="T11">4. In third terminal windows, run command: rosrun om_aiv_util analogInputList_client.py</text:span></text:p>
            <text:p><text:span text:style-name="T11">5. repeat step 4 for other services and input command line arguments if required</text:span></text:p>
          </table:table-cell>
          <table:table-cell/>
          <table:table-cell table:style-name="ce138" office:value-type="string" calcext:value-type="string">
            <text:p>In third terminal window, you should see the named analog inputs</text:p>
          </table:table-cell>
          <table:table-cell table:style-name="ce138" office:value-type="string" calcext:value-type="string">
            <text:p>running command</text:p>
            <text:p>['AnalogInputListHelper: List format is: &lt;minVoltage&gt; &lt;maxVoltage&gt; &lt;maxRaw&gt; &lt;name&gt;', 'AnalogInputListHelper: The data returned by analogInputQueryVoltage is a voltage as a double between &lt;minVoltage&gt; and &lt;maxVoltage&gt;', 'AnalogInputListHelper: The data returned by analogInputQueryRaw is an int called &lt;rawValue&gt;', "AnalogInputListHelper: To get &lt;rawValue&gt; to voltage do '&lt;minVoltage&gt; + (&lt;maxVoltage&gt; - &lt;minVoltage&gt;) * &lt;rawValue&gt; / &lt;maxRaw&gt;", 'End of AnalogInputList']</text:p>
            <text:p/>
          </table:table-cell>
        </table:table-row>
        <table:table-row table:style-name="ro15">
          <table:table-cell table:style-name="ce141" office:value-type="string" calcext:value-type="string">
            <text:p><text:span text:style-name="T11">Test analogInputQueryRaw</text:span> service on actual robot.</text:p>
          </table:table-cell>
          <table:table-cell table:style-name="ce138" table:number-columns-repeated="3"/>
          <table:table-cell table:style-name="ce138" office:value-type="string" calcext:value-type="string">
            <text:p>In third terminal window, the state of an analog input by raw is shown</text:p>
          </table:table-cell>
          <table:table-cell table:style-name="ce138" office:value-type="string" calcext:value-type="string">
            <text:p>['name']</text:p>
            <text:p>running command</text:p>
            <text:p>CommandError: analogInputQueryRaw name</text:p>
            <text:p>CommandErrorDescription: Must give device to query</text:p>
            <text:p/>
          </table:table-cell>
        </table:table-row>
        <table:table-row table:style-name="ro15">
          <table:table-cell table:style-name="ce141" office:value-type="string" calcext:value-type="string">
            <text:p><text:span text:style-name="T11">Test analogInputQueryVoltage</text:span> service on actual robot.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the voltage of an analog input is shown</text:p>
          </table:table-cell>
          <table:table-cell table:style-name="ce138" office:value-type="string" calcext:value-type="string">
            <text:p>running command</text:p>
            <text:p>CommandError: analogInputQueryVoltage NAME</text:p>
            <text:p>CommandErrorDescription: Must give device to query</text:p>
            <text:p/>
          </table:table-cell>
        </table:table-row>
        <table:table-row table:style-name="ro15">
          <table:table-cell table:style-name="ce138" office:value-type="string" calcext:value-type="string">
            <text:p>Test applicationFaultClear service on actual robot. (application fault have to be set first)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at the named application fault is cleared</text:p>
          </table:table-cell>
          <table:table-cell table:style-name="ce138" office:value-type="string" calcext:value-type="string">
            <text:p>running command</text:p>
            <text:p>FaultCleared: Fault_Driving_Critical_Application fault "test" "test" true true true false false</text:p>
            <text:p>ApplicationFaultClear cleared fault</text:p>
            <text:p>RobotFaultCleared: "Robot122" Fault_Driving_Critical_Application fault "test" "test" true true true false false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applicationFaultSet</text:span>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at the application fault is set</text:p>
          </table:table-cell>
          <table:table-cell table:style-name="ce138" office:value-type="string" calcext:value-type="string">
            <text:p>running command</text:p>
            <text:p>ApplicationFaultSet set fault</text:p>
            <text:p>Fault: Fault_Application fault "test" "test" false false true false false</text:p>
            <text:p/>
          </table:table-cell>
        </table:table-row>
        <table:table-row table:style-name="ro15">
          <table:table-cell table:style-name="ce138" office:value-type="string" calcext:value-type="string">
            <text:p>Test arclSendText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at the given message to all ARCL clients</text:p>
          </table:table-cell>
          <table:table-cell table:style-name="ce138" office:value-type="string" calcext:value-type="string">
            <text:p/>
            <text:p>running command</text:p>
            <text:p>test</text:p>
            <text:p/>
          </table:table-cell>
        </table:table-row>
        <table:table-row table:style-name="ro15">
          <table:table-cell table:style-name="ce138" office:value-type="string" calcext:value-type="string">
            <text:p>Test configAdd service on actual robot. (a new config has to be started first)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at the parameter keywords and values is added to the configuration list</text:p>
          </table:table-cell>
          <table:table-cell table:style-name="ce138" office:value-type="string" calcext:value-type="string">
            <text:p>Running command</text:p>
            <text:p>Added 'test test' to the config</text:p>
          </table:table-cell>
        </table:table-row>
        <table:table-row table:style-name="ro15">
          <table:table-cell table:style-name="ce138" office:value-type="string" calcext:value-type="string">
            <text:p>Test configParse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1">In third terminal window, it should show that the</text:span> configuration parameters have will be parsed</text:p>
          </table:table-cell>
          <table:table-cell table:style-name="ce138" office:value-type="string" calcext:value-type="string">
            <text:p><text:span text:style-name="T11">running command</text:span></text:p>
            <text:p>Will parse config</text:p>
          </table:table-cell>
        </table:table-row>
        <table:table-row table:style-name="ro15">
          <table:table-cell table:style-name="ce138" office:value-type="string" calcext:value-type="string">
            <text:p><text:span text:style-name="T11">Test configStart</text:span>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at the config is starting</text:p>
          </table:table-cell>
          <table:table-cell table:style-name="ce138" office:value-type="string" calcext:value-type="string">
            <text:p>running command</text:p>
            <text:p>New config starting</text:p>
            <text:p/>
          </table:table-cell>
        </table:table-row>
        <table:table-row table:style-name="ro15">
          <table:table-cell table:style-name="ce138" office:value-type="string" calcext:value-type="string">
            <text:p>Test connectOutgoing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e socket connected to the ip address and port specified</text:p>
          </table:table-cell>
          <table:table-cell table:style-name="ce138" office:value-type="string" calcext:value-type="string">
            <text:p>running command</text:p>
            <text:p>Outgoing socket connected to 168.3.201.122 7171</text:p>
          </table:table-cell>
        </table:table-row>
        <table:table-row table:style-name="ro15">
          <table:table-cell table:style-name="ce138" office:value-type="string" calcext:value-type="string">
            <text:p><text:span text:style-name="T11">Test createInfo</text:span>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at info has been created</text:p>
          </table:table-cell>
          <table:table-cell table:style-name="ce138" office:value-type="string" calcext:value-type="string">
            <text:p>Created info for test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doTaskInstant</text:span>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at the instant task has been run</text:p>
          </table:table-cell>
          <table:table-cell table:style-name="ce138" office:value-type="string" calcext:value-type="string">
            <text:p>running command</text:p>
            <text:p>test</text:p>
            <text:p>Completed doing instant task ARCLSendText test</text:p>
            <text:p/>
          </table:table-cell>
        </table:table-row>
        <table:table-row table:style-name="ro15">
          <table:table-cell table:style-name="ce138" office:value-type="string" calcext:value-type="string">
            <text:p>Test echo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echo status</text:p>
          </table:table-cell>
          <table:table-cell table:style-name="ce138" office:value-type="string" calcext:value-type="string">
            <text:p>running command</text:p>
            <text:p>Echo is off.</text:p>
            <text:p/>
          </table:table-cell>
        </table:table-row>
        <table:table-row table:style-name="ro15">
          <table:table-cell table:style-name="ce138" office:value-type="string" calcext:value-type="string">
            <text:p><text:span text:style-name="T11">Test enableMotors</text:span>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at motors have been enabled or why motors could not be enabled</text:p>
          </table:table-cell>
          <table:table-cell table:style-name="ce138" office:value-type="string" calcext:value-type="string">
            <text:p>running command</text:p>
            <text:p>EStop pressed cannot enable motors</text:p>
          </table:table-cell>
        </table:table-row>
        <table:table-row table:style-name="ro15">
          <table:table-cell table:style-name="ce138" office:value-type="string" calcext:value-type="string">
            <text:p><text:span text:style-name="T11">Test extIOAdd</text:span>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<text:span text:style-name="T11">In third terminal window, it should show that </text:span>new external I/O set has been created</text:p>
          </table:table-cell>
          <table:table-cell table:style-name="ce138" office:value-type="string" calcext:value-type="string">
            <text:p>running command</text:p>
            <text:p>extIOAdd: name added with 1 input(s) and 1 output(s)</text:p>
            <text:p/>
          </table:table-cell>
        </table:table-row>
        <table:table-row table:style-name="ro15">
          <table:table-cell table:style-name="ce138" office:value-type="string" calcext:value-type="string">
            <text:p>Test extIOAdd service on actual robot. </text:p>
          </table:table-cell>
          <table:table-cell table:style-name="ce138" table:number-columns-repeated="2"/>
          <table:table-cell/>
          <table:table-cell table:style-name="ce138" office:value-type="string" calcext:value-type="string">
            <text:p>In third terminal window, it should show that</text:p>
          </table:table-cell>
          <table:table-cell table:style-name="ce138"/>
        </table:table-row>
        <table:table-row table:style-name="ro15">
          <table:table-cell table:style-name="ce138" table:number-columns-repeated="3"/>
          <table:table-cell/>
          <table:table-cell table:style-name="ce138" table:number-columns-repeated="2"/>
        </table:table-row>
        <table:table-row table:style-name="ro18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testplan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ctions – queuepickup drop off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have another file to pass arguments to launch file from txt fil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imeout for rospy.waitforservic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Readme – arcl doumentation 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another package to have user client programs to call server programs</text:p>
          </table:table-cell>
          <table:table-cell table:number-columns-repeated="5"/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1. Dont need so many servers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2. Dynamic service srv file – just one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3. ld_status_publisher init node once can already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4. rate.sleep – remove from files – use rosTime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5. use rospy.spin dont need loop forever – ld publish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6. make package compatible with future/newer ros versions</text:p>
          </table:table-cell>
          <table:table-cell table:number-columns-repeated="5"/>
        </table:table-row>
        <table:table-row table:style-name="ro6" table:number-rows-repeated="1048527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getInfo" table:style-name="ta4">
        <office:forms form:automatic-focus="false" form:apply-design-mode="false"/>
        <table:table-column table:style-name="co20" table:default-cell-style-name="ce132"/>
        <table:table-column table:style-name="co19" table:number-columns-repeated="1023" table:default-cell-style-name="ce132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883464566929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9" table:default-cell-style-name="Default"/>
        <table:table-row table:style-name="ro19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19" table:default-cell-style-name="Default"/>
        <table:table-row table:style-name="ro19">
          <table:table-cell office:value-type="string" calcext:value-type="string">
            <text:p>convert queuedrop off to action</text:p>
          </table:table-cell>
        </table:table-row>
        <table:table-row table:style-name="ro19">
          <table:table-cell office:value-type="string" calcext:value-type="string">
            <text:p>Action client can be implemented in user program </text:p>
          </table:table-cell>
        </table:table-row>
        <table:table-row table:style-name="ro19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09:59:05.182800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3T17:04:58.542524296</dc:date>
    <meta:generator>LibreOffice/6.0.7.3$Linux_X86_64 LibreOffice_project/00m0$Build-3</meta:generator>
    <meta:editing-duration>P6DT9H9M43S</meta:editing-duration>
    <meta:editing-cycles>468</meta:editing-cycles>
    <meta:document-statistic meta:table-count="7" meta:cell-count="981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